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50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7.204cm"/>
    </style:style>
    <style:style style:name="pr6" style:family="presentation" style:parent-style-name="Default-subtitle">
      <style:graphic-properties draw:fill-color="#ffffff" fo:min-height="17.986cm"/>
    </style:style>
    <style:style style:name="pr7" style:family="presentation" style:parent-style-name="Default-subtitle">
      <style:graphic-properties draw:fill-color="#ffffff" fo:min-height="19.278cm"/>
    </style:style>
    <style:style style:name="pr8" style:family="presentation" style:parent-style-name="Default-subtitle">
      <style:graphic-properties draw:fill-color="#ffffff" fo:min-height="19.428cm"/>
    </style:style>
    <style:style style:name="pr9" style:family="presentation" style:parent-style-name="Default-subtitle">
      <style:graphic-properties draw:fill-color="#ffffff" fo:min-height="19.737cm"/>
    </style:style>
    <style:style style:name="pr10" style:family="presentation" style:parent-style-name="Default-subtitle">
      <style:graphic-properties draw:fill-color="#ffffff" fo:min-height="19.269cm"/>
    </style:style>
    <style:style style:name="pr11" style:family="presentation" style:parent-style-name="Default-subtitle">
      <style:graphic-properties draw:fill-color="#ffffff" fo:min-height="17.219cm"/>
    </style:style>
    <style:style style:name="pr12" style:family="presentation" style:parent-style-name="Default-subtitle">
      <style:graphic-properties draw:fill-color="#ffffff" fo:min-height="18.975cm"/>
    </style:style>
    <style:style style:name="pr13" style:family="presentation" style:parent-style-name="Default-subtitle">
      <style:graphic-properties draw:fill-color="#ffffff" fo:min-height="17.959cm"/>
    </style:style>
    <style:style style:name="pr14" style:family="presentation" style:parent-style-name="Default-subtitle">
      <style:graphic-properties draw:fill-color="#ffffff" fo:min-height="18.72cm"/>
    </style:style>
    <style:style style:name="pr15" style:family="presentation" style:parent-style-name="Default-subtitle">
      <style:graphic-properties draw:fill-color="#ffffff" fo:min-height="19.051cm"/>
    </style:style>
    <style:style style:name="pr16" style:family="presentation" style:parent-style-name="Default-subtitle">
      <style:graphic-properties draw:fill-color="#ffffff" fo:min-height="15.027cm"/>
    </style:style>
    <style:style style:name="pr17" style:family="presentation" style:parent-style-name="Default-outline1">
      <style:graphic-properties fo:min-height="11.929cm"/>
    </style:style>
    <style:style style:name="pr18" style:family="presentation" style:parent-style-name="Default-title">
      <style:graphic-properties fo:min-height="2.719cm"/>
    </style:style>
    <style:style style:name="pr19" style:family="presentation" style:parent-style-name="Default-subtitle">
      <style:graphic-properties draw:fill-color="#ffffff" fo:min-height="20.09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start"/>
      <style:text-properties fo:font-family="'Liberation Mono'" style:font-family-generic="modern" style:font-pitch="fixed" fo:font-size="32pt" style:font-size-asian="32pt" style:font-size-complex="3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26pt" style:font-size-asian="26pt" style:font-size-complex="26pt"/>
    </style:style>
    <style:style style:name="T10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family="'Liberation Sans'" style:font-family-generic="swiss" fo:font-size="26pt" style:font-size-asian="26pt" style:font-size-complex="26pt"/>
    </style:style>
    <style:style style:name="T14" style:family="text">
      <style:text-properties fo:font-family="'Liberation Mono'" style:font-family-generic="modern" style:font-pitch="fixed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font-family="'Liberation Mono'" style:font-family-generic="modern" style:font-pitch="fixed" fo:font-size="28pt" style:font-size-asian="28pt" style:font-size-complex="28pt"/>
    </style:style>
    <style:style style:name="T18" style:family="text">
      <style:text-properties fo:font-family="'Liberation Sans'" style:font-family-generic="swiss" fo:font-size="28pt" style:font-size-asian="28pt" style:font-size-complex="28pt"/>
    </style:style>
    <style:style style:name="T19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family="'Liberation Mono'" style:font-family-generic="modern" style:font-pitch="fixed" fo:font-size="26pt" style:font-size-asian="26pt" style:font-size-complex="26pt"/>
    </style:style>
    <style:style style:name="T21" style:family="text">
      <style:text-properties fo:font-family="'Liberation Mono'" style:font-family-generic="modern" style:font-pitch="fixed" fo:font-size="22pt" style:font-size-asian="22pt" style:font-size-complex="22pt"/>
    </style:style>
    <style:style style:name="T22" style:family="text">
      <style:text-properties fo:font-family="'Liberation Mono'" style:font-family-generic="modern" style:font-pitch="fixed" fo:font-size="28pt" style:font-size-asian="28pt" style:font-size-complex="28pt"/>
    </style:style>
    <style:style style:name="T23" style:family="text">
      <style:text-properties fo:font-family="'Liberation Mono'" style:font-family-generic="modern" style:font-pitch="fixed" fo:font-size="32pt" style:font-size-asian="32pt" style:font-size-complex="32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style:text-position="super 58%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family="'Liberation Mono'" style:font-family-generic="modern" style:font-pitch="fixed"/>
    </style:style>
    <style:style style:name="T31" style:family="text">
      <style:text-properties fo:font-family="'Liberation Mono'" style:font-family-generic="modern" style:font-pitch="fixed" fo:font-size="24pt" style:font-size-asian="24pt" style:font-size-complex="24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:</text:span></text:p>
            <text:p><text:span text:style-name="T2"/></text:p>
            <text:p><text:span text:style-name="T2">Canon: A Library For Manipulating Massiv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6.752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</text:span></text:p>
            <text:p text:style-name="P3"><text:span text:style-name="T4"/></text:p>
            <text:p text:style-name="P3"><text:span text:style-name="T4">There's no such thing as duodragintillion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204cm" svg:x="1.4cm" svg:y="0.363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Googol*= 10 ^ 100</text:p>
            <text:p/>
            <text:p>Googolplex = 10 ^ Googol </text:p>
            <text:p/>
            <text:p>Googolplexplex = 10 ^ Googolplex</text:p>
            <text:p><text:line-break/></text:p>
            <text:p>* coined by 9-year old Milton Sirotta in 1920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86cm" svg:x="1.4cm" svg:y="-0.028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 of numbers.</text:p>
                <text:p text:style-name="P6"/>
              </text:list-item>
              <text:list-item>
                <text:p text:style-name="P6">Internally, when his factorise function will represent a number canonically.</text:p>
                <text:p text:style-name="P6"/>
              </text:list-item>
              <text:list-item>
                <text:p text:style-name="P6">Canonically? In this context, 45 = 5 * 3^2 would be represented as [(3,2),(5,1)], a list of pairs of “primes” and expon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e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– 3^2 = [ (3, 100 - 2)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won't work the same way for addition and subtraction, will it?</text:p>
            <text:p text:style-name="P6">When dividing, how do we handle a situation when the denominator's exponent is more than the numerator? 3^2 / 3^5</text:p>
            <text:p text:style-name="P6">How do we create new numbers that we can be sure are still in “canonical form”?<text:line-break/>How can we handle negative numbers?</text:p>
            <text:p text:style-name="P6">How can we handle zero?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524cm" svg:height="19.737cm" svg:x="1.4cm" svg:y="0.837cm" presentation:class="subtitle" presentation:user-transformed="true">
          <draw:text-box>
            <text:p>Keeping it Canonical</text:p>
            <text:p/>
            <text:p text:style-name="P6"><text:span text:style-name="T5">When the list of pairs is built, the “primes” must be kept in order (ascending). <text:s text:c="2"/>Daniel's factorization routine (understandably) will not allow zero as an input.</text:span></text:p>
            <text:p text:style-name="P6"><text:span text:style-name="T5"/></text:p>
            <text:p text:style-name="P6"><text:span text:style-name="T5">Special cases:</text:span></text:p>
            <text:list text:style-name="L1">
              <text:list-item>
                <text:p text:style-name="P6"><text:span text:style-name="T5">Negative integers are lists starting with (-1, 1)</text:span></text:p>
              </text:list-item>
              <text:list-item>
                <text:p text:style-name="P6"><text:span text:style-name="T5">One is just an empty list: [ ]</text:span></text:p>
              </text:list-item>
              <text:list-item>
                <text:p text:style-name="P6"><text:span text:style-name="T5">Zero is just [(0,1)], extending his 'method' slightly for completeness. (Note: Any list having additional terms would be invalid.)</text:span></text:p>
              </text:list-item>
            </text:list>
            <text:p><text:span text:style-name="T5"><text:line-break/></text:span><text:span text:style-name="T5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20.122cm" svg:x="1.4cm" svg:y="0.37cm" presentation:class="subtitle" presentation:user-transformed="true">
          <draw:text-box>
            <text:p text:style-name="P6">But we need more than that, we need the function to be called before one can create an instance of our type SimpleCanon. <text:s/></text:p>
            <text:p/>
            <text:p><text:span text:style-name="T6">newtype SimpleCanon = MakeC CR_ deriving (Eq)</text:span></text:p>
            <text:p text:style-name="P6"><text:span text:style-name="T6">fromSimpleCanon (MakeC i) = I</text:span></text:p>
            <text:p text:style-name="P6"><text:span text:style-name="T7"/></text:p>
            <text:p text:style-name="P6"><text:span text:style-name="T6">type CanonElement_ = (Integer,Integer)</text:span></text:p>
            <text:p text:style-name="P6"><text:span text:style-name="T6">type CanonRep_ <text:s text:c="4"/>= [CanonElement_]</text:span></text:p>
            <text:p text:style-name="P6"><text:span text:style-name="T6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CanonInternals.hs file. <text:s/></text:p>
                <text:p text:style-name="P6"/>
              </text:list-item>
              <text:list-item>
                <text:p text:style-name="P6">The SimpleCanon.hs file imports this file. <text:s/></text:p>
                <text:p text:style-name="P6"/>
              </text:list-item>
              <text:list-item>
                <text:p text:style-name="P6">Then, it's just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6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5">For the SimpleCanon, there are instances for these type classes:</text:span><text:span text:style-name="T5"><text:line-break/></text:span><text:span text:style-name="T5"/></text:p>
            <text:p text:style-name="P6"><text:span text:style-name="T5">Show: show [for printing]</text:span></text:p>
            <text:p text:style-name="P6"><text:span text:style-name="T5">Ord: compare, </text:span></text:p>
            <text:p text:style-name="P6"><text:span text:style-name="T5">Real: toRational, </text:span></text:p>
            <text:p text:style-name="P6"><text:span text:style-name="T5">Integral: toInteger, quotRem and mod (optional).</text:span></text:p>
            <text:p text:style-name="P6"><text:span text:style-name="T5">Fractional: fromRational and (/)</text:span></text:p>
            <text:p text:style-name="P6"><text:span text:style-name="T5">Num: (+), (-), (*), negate, abs, signum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. <text:s/>It's clearly not an integer. <text:s/>It is rational number.<text:line-break/></text:p>
            <text:p text:style-name="P6">Why not a new class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9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2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for two levels of nested exponents like 9^9^9 (only much larger).</text:p>
            <text:p text:style-name="P6"/>
            <text:p text:style-name="P6">Hyper is a reference to hyper operations, which I will get to later. So, HyperCanon was a bit of a misnomer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9.744cm" svg:x="1.4cm" svg:y="-0.055cm" presentation:class="subtitle" presentation:user-transformed="true">
          <draw:text-box>
            <text:p>… After all, the talk is about MASSIVE numbers and I'm using Haskell.</text:p>
            <text:p/>
            <text:p text:style-name="P6">So, I created this new Canon type:<text:line-break/><text:line-break/><text:span text:style-name="T9">data CanonValueType = </text:span></text:p>
            <text:p text:style-name="P6"><text:span text:style-name="T9"><text:s text:c="2"/></text:span><text:span text:style-name="T9">IntegralC | <text:s/>NonIntRationalC | IrrationalC </text:span></text:p>
            <text:p text:style-name="P6"><text:span text:style-name="T9"><text:s text:c="2"/></text:span><text:span text:style-name="T9">deriving (Eq, Ord, Show)</text:span></text:p>
            <text:p><text:span text:style-name="T9"/></text:p>
            <text:p text:style-name="P6"><text:span text:style-name="T9">type </text:span><text:span text:style-name="T10">GCRE_</text:span><text:span text:style-name="T9"> = (Integer, </text:span><text:span text:style-name="T11">Canon</text:span><text:span text:style-name="T9">)</text:span></text:p>
            <text:p text:style-name="P6"><text:span text:style-name="T9">type </text:span><text:span text:style-name="T12">GCR_</text:span><text:span text:style-name="T9"> <text:s/>= [</text:span><text:span text:style-name="T10">GCRE_</text:span><text:span text:style-name="T9">]</text:span></text:p>
            <text:p text:style-name="P6"><text:span text:style-name="T9"/></text:p>
            <text:p text:style-name="P6"><text:span text:style-name="T9">data </text:span><text:span text:style-name="T11">Canon</text:span><text:span text:style-name="T9"> = Bare Integer Bool | </text:span></text:p>
            <text:p text:style-name="P6"><text:span text:style-name="T9"><text:s text:c="13"/></text:span><text:span text:style-name="T9">Canonical </text:span><text:span text:style-name="T12">GCR_</text:span><text:span text:style-name="T9"> CanonValueType</text:span></text:p>
            <text:p text:style-name="P6"><text:span text:style-name="T13"/></text:p>
            <text:p text:style-name="P6"><text:span text:style-name="T13">Note how the definitions are intertwined. <text:s/>Canon is a recursive type.</text:span></text:p>
            <text:p text:style-name="P6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8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4">data </text:span><text:span text:style-name="T15">Canon</text:span><text:span text:style-name="T14"> = Bare Integer Bool | </text:span></text:p>
            <text:p text:style-name="P6"><text:span text:style-name="T14"><text:s text:c="13"/></text:span><text:span text:style-name="T14">Canonical </text:span><text:span text:style-name="T16">GCR_</text:span><text:span text:style-name="T14"> CanonValueType</text:span></text:p>
            <text:p text:style-name="P6"><text:span text:style-name="T14"/></text:p>
            <text:p text:style-name="P6"><text:span text:style-name="T17"/></text:p>
            <text:p text:style-name="P6"><text:span text:style-name="T18">Bare takes an Integer and True/False flag</text:span></text:p>
            <text:p text:style-name="P6"><text:span text:style-name="T18"/></text:p>
            <text:p text:style-name="P6"><text:span text:style-name="T18">Canonical takes a </text:span><text:span text:style-name="T19">GCR_</text:span><text:span text:style-name="T18"> and what amounts to a flag indicating if the </text:span><text:span text:style-name="T19">GCR_</text:span><text:span text:style-name="T18"> is IntegralC, NonIntRationalC or Irrational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496cm" svg:x="1.4cm" svg:y="0.717cm" presentation:class="subtitle" presentation:user-transformed="true">
          <draw:text-box>
            <text:p text:style-name="P3"><text:span text:style-name="T13">Bare</text:span></text:p>
            <text:p text:style-name="P6"><text:span text:style-name="T13"><text:line-break/></text:span><text:span text:style-name="T13">When a “Bare” canon is created from an Integer and a Bool(ean) flag. <text:s/>If True, it means the integer is “simplified”, meaning it's a -1, 0, 1 or a prime number. If False, it's composite. <text:s/>At present, the False would only be seen for exponents above a cutoff of 1000000. </text:span></text:p>
            <text:p text:style-name="P6"><text:span text:style-name="T13"/></text:p>
            <text:p text:style-name="P6"><text:span text:style-name="T20">Integer =&gt; Internal Rep. =&gt; Display</text:span></text:p>
            <text:p text:style-name="P6"><text:span text:style-name="T20"/></text:p>
            <text:p text:style-name="P6"><text:span text:style-name="T20">3 <text:s text:c="6"/>=&gt; Bare 3 True <text:s text:c="2"/>=&gt; 3</text:span></text:p>
            <text:p text:style-name="P6"><text:span text:style-name="T20">-- 3 is prime so its flag is True </text:span></text:p>
            <text:p text:style-name="P6"><text:span text:style-name="T20"/></text:p>
            <text:p text:style-name="P6"><text:span text:style-name="T20">4 <text:s text:c="6"/>=&gt; Bare 4 False <text:s/>=&gt; (4) <text:s/></text:span></text:p>
            <text:p text:style-name="P6"><text:span text:style-name="T14">-- 4 is composite, its flag = False. <text:s/>The parenthesis indicate it's unfactor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4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4">data </text:span><text:span text:style-name="T15">Canon</text:span><text:span text:style-name="T14"> = Bare Integer Bool | </text:span></text:p>
            <text:p text:style-name="P6"><text:span text:style-name="T14"><text:s text:c="13"/></text:span><text:span text:style-name="T14">Canonical </text:span><text:span text:style-name="T16">GCR_</text:span><text:span text:style-name="T14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20"/></text:p>
            <text:p text:style-name="P6"><text:span text:style-name="T20">11 ^ 11 =&gt; C [(11, Bare 11 True)] IntegralC</text:span></text:p>
            <text:p text:style-name="P6"><text:span text:style-name="T20"/></text:p>
            <text:p text:style-name="P6"><text:span text:style-name="T20">11 ^ 11 ^ 11 =&gt; </text:span></text:p>
            <text:p text:style-name="P6"><text:span text:style-name="T21">C [(11, C [(11, Bare 11 True)] IntegralC)] IntegralC</text:span></text:p>
            <text:p text:style-name="P6"><text:span text:style-name="T20"/></text:p>
            <text:p text:style-name="P6"><text:span text:style-name="T13">Also, Canon has its own ^ operator. That's coming u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5" draw:text-style-name="P6" draw:layer="layout" svg:width="25.199cm" svg:height="19.051cm" svg:x="1.4cm" svg:y="0.761cm" presentation:class="subtitle" presentation:user-transformed="true">
          <draw:text-box>
            <text:p text:style-name="P6"><text:span text:style-name="T4">Canon's Exported Functions</text:span></text:p>
            <text:p text:style-name="P6"/>
            <text:p text:style-name="P6">makeCanon, makeC, canonToGCR, cToGCR</text:p>
            <text:p text:style-name="P6"><text:s text:c="15"/></text:p>
            <text:p text:style-name="P6"><text:s/>cReciprocal,</text:p>
            <text:p text:style-name="P6"><text:s/>cGCD, cLCM, cMod, </text:p>
            <text:p text:style-name="P6"><text:s/>cLog, cLogDouble,</text:p>
            <text:p text:style-name="P6"><text:s/>cNegative, cPositive,</text:p>
            <text:p text:style-name="P6"><text:s/>cIntegral, cRational, cIrrational,</text:p>
            <text:p text:style-name="P6"><text:s/>cSimplify, cSimplified, </text:p>
            <text:p text:style-name="P6"><text:s/>cDepth, </text:p>
            <text:p text:style-name="P6"><text:s/>cSplit, cNumerator, cDenominator,</text:p>
            <text:p text:style-name="P6"><text:s/>cCanonical, cBare, cBareStatus, cValueType,</text:p>
            <text:p text:style-name="P6"><text:s/>cIsPrimeTower, cPrimeTowerLevel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nentiation Operator</text:p>
          </draw:text-box>
        </draw:frame>
        <draw:frame presentation:style-name="pr16" draw:text-style-name="P8" draw:layer="layout" svg:width="25.27cm" svg:height="15.027cm" svg:x="1.4cm" svg:y="4.037cm" presentation:class="subtitle" presentation:user-transformed="true">
          <draw:text-box>
            <text:p text:style-name="P6"><text:span text:style-name="T22">{-# LANGUAGE MultiParamTypeClasses <text:s/>#-}</text:span></text:p>
            <text:p text:style-name="P6"><text:span text:style-name="T22">{-# LANGUAGE FunctionalDependencies #-}</text:span></text:p>
            <text:p text:style-name="P6"><text:span text:style-name="T23"/></text:p>
            <text:p text:style-name="P6"><text:span text:style-name="T23">infixr 9 &lt;^</text:span></text:p>
            <text:p text:style-name="P6"><text:span text:style-name="T23"/></text:p>
            <text:p text:style-name="P6"><text:span text:style-name="T23">class CanonExpnt a b c | a b -&gt; c where </text:span></text:p>
            <text:p text:style-name="P6"><text:span text:style-name="T23"><text:s text:c="2"/></text:span><text:span text:style-name="T23">(&lt;^) :: a -&gt; b -&gt; c</text:span></text:p>
            <text:p text:style-name="P6"><text:span text:style-name="T23"/></text:p>
            <text:p text:style-name="P6"><text:span text:style-name="T23">instance CanonExpnt Canon Canon Canon where</text:span></text:p>
            <text:p text:style-name="P6"><text:span text:style-name="T23"><text:s text:c="2"/></text:span><text:span text:style-name="T23">p &lt;^ e = cExp p e Tr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efine your own operator?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2">
              <text:list-header>
                <text:p>There are several different operators for exponentiation in Haskell: (^), (^^) (**)</text:p>
                <text:p>Only one is needed but there is different behavior required so a multi-param class (called CanonExpnt) was created. <text:s/>These would all work but should NOT be used.</text:p>
                <text:p>Aside on behavior of ^: <text:s/>Internally, Haskell has <text:s/>optimizes integral exponentiation. <text:s text:c="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ot (or Radical) Operator (&gt;^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</text:p>
              </text:list-header>
              <text:list-item>
                <text:p>Example: 2 &gt;^ 9 = 3<text:line-break/>(Interpret this as the square root of 9 equals 3)</text:p>
                <text:p/>
              </text:list-item>
              <text:list-item>
                <text:p>Defined similarly with a multi-param type class (called CanonRoot)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ing Beyond Exponentiation</text:p>
          </draw:text-box>
        </draw:frame>
        <draw:frame presentation:style-name="pr17" draw:layer="layout" svg:width="25.199cm" svg:height="12.179cm" svg:x="1.4cm" svg:y="5.014cm" presentation:class="outline" presentation:user-transformed="true">
          <draw:text-box>
            <text:p>Hyperoperations: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4">exponenting</text:span> “a” b times</text:p>
            <text:p>This last step is called tetration, a level 4 hyperoperation … 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tration 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rmally, the convention is to use a double-arrow for tetration but I decided to create this operator: &lt;^&gt;. <text:s/>You can also call cTetration.</text:p>
                <text:p>9 &lt;^&gt; 3 would be the equivalent to Devi's answer earlier.</text:p>
                <text:p>Just a sample of how fast these numbers grow:</text:p>
                <text:p>2 &lt;^&gt; 2 = 4; 2 &lt;^&gt; 3 = 2 ^ 4; 2 &lt;^&gt; 4 = 2 ^ 16</text:p>
                <text:p>2 &lt;^&gt; 5 = 2 ^ 65536</text:p>
                <text:p>2 &lt;^&gt; 6 = 2 ^ (2^65536)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8" draw:layer="layout" svg:width="25.016cm" svg:height="2.719cm" svg:x="1.4cm" svg:y="0.837cm" presentation:class="title" presentation:user-transformed="true">
          <draw:text-box>
            <text:p>Pentation, Hexation ... cHyperOp.</text:p>
          </draw:text-box>
        </draw:frame>
        <draw:frame presentation:style-name="pr17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4">tetrating</text:span> “a” b times.</text:p>
                <text:p>cHexation:</text:p>
                <text:p>a &lt;&lt;&lt;^&gt;&gt;&gt; b: equivalent to <text:span text:style-name="T24">pentating</text:span> “a” b times.</text:p>
                <text:p>(Yes, the progressive scariness of the operators is intentional.)</text:p>
              </text:list-header>
            </text:list>
            <text:p text:style-name="P9"><text:span text:style-name="T25"><text:s text:c="2"/></text:span><text:span text:style-name="T25">4 &lt;&lt;^&gt;&gt; 2 evaluates to 2 ^ (2 ^ (3^3 * 19)) </text:span></text:p>
            <text:p text:style-name="P9"><text:span text:style-name="T25"><text:s text:c="23"/></text:span><text:span text:style-name="T25">= 2 ^ (2 ^ 513)</text:span></text:p>
            <text:p text:style-name="P9"><text:span text:style-name="T25"><text:s text:c="2"/></text:span><text:span text:style-name="T25">5 &lt;&lt;^&gt;&gt; 2 is displayed as 5 &lt;^&gt; 5 (According to Wikipedia this has &gt; 10^10^2814 digits :)</text:span></text:p>
            <text:p text:style-name="P9"><text:span text:style-name="T26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 / Subtraction</text:p>
          </draw:text-box>
        </draw:frame>
        <draw:frame presentation:style-name="pr17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We have been avoiding this subject for long enough.</text:p>
                <text:p><text:line-break/>The goal of the library is to reduce any expression to a simplified “canonical” form.</text:p>
                <text:p>So, what's the magic answer to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s to “General” Factorization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swer: There is none. The largest factor found was of general number was a 116-digit number from a RSA-768 challenge number. The number actually had two prime factors of 116-digits.</text:p>
                <text:p>Sure, primality testing is relatively painless. </text:p>
                <text:p>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insight: Take the GCD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 insight : Algebraic Forms</text:p>
          </draw:text-box>
        </draw:frame>
        <draw:frame presentation:style-name="pr17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7">Let's dust off our Algebra I textbook and think a bit about polynomials. <text:s/>Let's start with x^2 -1 = (x-1)(x+1)</text:span></text:p>
                <text:p><text:span text:style-name="T27">We can actually use this simple idea to break up large numbers.</text:span></text:p>
                <text:p><text:span text:style-name="T27">For example, if we had to factor 5^126 – 1, because 126 is an even number, we could think of the difference as being of the form x^2 -1 which factors to (x-1)(x+1) with x = 5^(126/2) = 5^63.</text:span></text:p>
                <text:p><text:span text:style-name="T27">So, we could factor the number into (5^63-1)(5^63+1).</text:span></text:p>
                <text:p><text:span text:style-name="T27"><text:line-break/></text:span><text:span text:style-name="T27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ebraic Form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- y^n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</text:p>
          </draw:text-box>
        </draw:frame>
        <draw:frame presentation:style-name="pr17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28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17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1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uckily, the cyclotomic decomposition does not just hold for x^n +/-1. <text:s/>It will work for any x^n +/- y^n as well.</text:p>
              </text:list-header>
              <text:list-item>
                <text:p>For an odd n, we can substitute -x into the formulas to factor x^n + 1.</text:p>
              </text:list-item>
              <text:list-item>
                <text:p>Actually for an even n as long as it is not a power of 2, we can still do a transformation of x^n+1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decomposition for n = 8.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x^2 + 1</text:p>
                  </text:list-item>
                  <text:list-item>
                    <text:p>Cyc(8)(x) = x^4 + 1</text:p>
                  </text:list-item>
                </text:list>
                <text:p>If we multiply these polynomials together, we will get x^8-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Cyclo</text:p>
          </draw:text-box>
        </draw:frame>
        <draw:frame presentation:style-name="pr17" draw:layer="layout" svg:width="25.27cm" svg:height="16.256cm" svg:x="1.4cm" svg:y="4.0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decompose: a^e – b^e. (From there, the individual numbers would be factorized in the code)</text:p>
                <text:p/>
                <text:p>Now what does this “Aurif” refer 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.</text:p>
              </text:list-item>
              <text:list-item>
                <text:p>But, it was Gauss who came up with a way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 the 1990's, there were two key papers published that defined algorithms implemented in the AurifCyclo module.</text:p>
                <text:p>The first we'll cover was written by Australian mathematician Richard Brent and solves for the “C” and “D” polynomials described on the previous page.</text:p>
              </text:list-header>
              <text:list-item>
                <text:p>The second was written by several mathematicians at Sichuan University. <text:s/>It has some overlap with the above but has a novel approa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– Richard Brent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29">gamma <text:s/>= array (0, d) ([(0,1)] ++ [(i, gf i) | i &lt;- [1..d]]) <text:s text:c="2"/>– for C polynomial </text:span></text:p>
            <text:p text:style-name="P6"><text:span text:style-name="T29"><text:s text:c="17"/></text:span><text:span text:style-name="T29">where gf k <text:s text:c="7"/>= if (k &gt; mg) then (gamma!(d-k)) <text:s/>else (div (gTerm k) (2*k))</text:span></text:p>
            <text:list text:continue-numbering="true" text:style-name="L2">
              <text:list-header>
                <text:p><text:span text:style-name="T29"><text:s text:c="19"/></text:span><text:span text:style-name="T29">gTerm k = sum (map (\j -&gt; n * q!(2*k-2*j-1) * delta!j - q!(2*k-2*j) * gamma!j) <text:s/>[0..k-1])</text:span></text:p>
              </text:list-header>
            </text:list>
            <text:p><text:span text:style-name="T29">delta <text:s text:c="5"/>= array (0, d-1) ([(0,1)] ++ [(i, df i) | i &lt;- [1..d-1]]) <text:s text:c="4"/>– for D polynomial <text:s text:c="8"/></text:span></text:p>
            <text:list text:continue-numbering="true" text:style-name="L2">
              <text:list-header>
                <text:p><text:span text:style-name="T29"><text:s text:c="8"/></text:span><text:span text:style-name="T29">where df k <text:s text:c="5"/>= if (k &gt; md) then (delta!(d-k-1)) else (div (dTerm k) (2*k+1))</text:span></text:p>
                <text:p><text:span text:style-name="T29"><text:s text:c="18"/></text:span><text:span text:style-name="T29">dTerm k = gamma!k + sum (map (\j -&gt; q!(2*k-2*j+1) * gamma!j - q!(2*k-2*j) * delta!j) <text:s/>[0..k-1])</text:span></text:p>
              </text:list-header>
              <text:list-item>
                <text:p>I was able to find implementations of this on-line in C and Java and it helped clarify some points on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17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Five mathematicians from Sichuan University in China (Sun Qi, Ren Debin, Hong Shaofang, Yuan Pingzhi and Han Qing) published a joint paper in the late 90's.</text:p>
              </text:list-item>
              <text:list-item>
                <text:p>Handles these cases: m, n are both odd, n = m*k, M is a multiple of m and (M/m) is a square.</text:p>
              </text:list-item>
              <text:list-item>
                <text:p>Example from paper: <text:s/>n = 253; m = 11; M = 44, then k = 23 (M/m = 2^2 so that constraint is satisfie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ichuan 5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p>Brief Synopsis:</text:p>
            <text:p>(Refer to (2.7) in the paper to) compute the two deltas for r= 1,2 (call them d1, d2)</text:p>
            <text:p>Compute the cyclotomic value: cv.</text:p>
            <text:p>The gcds between d1 and d2 will factor cv.</text:p>
            <text:p>gcd(cv, d1) = f1, gcd (cv, d2) = f2, f1 * f2 = cv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ichuan 5 (con't)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idn't see an example of this posted on-line so it's possible it hadn't been committed to code before.</text:p>
              </text:list-item>
              <text:list-item>
                <text:p>Didn't really have a chance to dig into why but I found the factors found here to be like refinements of the Brent factors when both algorithms could be applied. <text:s/>This was actually much simpler to implement than Brent's algorithm.</text:p>
              </text:list-item>
              <text:list-item>
                <text:p>The library attempts both methods and applies the factors found against the cyclo decom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 Math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2">
              <text:list-header>
                <text:p>Euler's Totient Theorem</text:p>
                <text:p>a ^ t(n) = 1 (mod n) where t is the totient/tau</text:p>
                <text:p>a^m = a^(m % t(n)) (mod n)</text:p>
                <text:p>This will work with nested exponentials/power towers as well. </text:p>
              </text:list-header>
              <text:list-item>
                <text:p>You could for example use this to find the trailing digits of a number to large to directly comput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0">{-# LANGUAGE PatternSynonyms #-}</text:span></text:p>
                <text:p><text:span text:style-name="T30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28">nd</text:span> example uses ViewPatterns</text:p>
              </text:list-item>
            </text:list>
            <text:p><text:span text:style-name="T20">pattern Pc0 &lt;- Bare 0 _ -- “zero”</text:span></text:p>
            <text:p><text:span text:style-name="T31">pattern PgPrime &lt;-[(compare 1 -&gt; LT, Bare 1 _)]</text:span><text:span text:style-name="T2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ustrations </text:p>
          </draw:text-box>
        </draw:frame>
        <draw:frame presentation:style-name="pr17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As a newbie to Haskell, deciphering error messages was a challenge. <text:s/>Yet, once the code could compile without warning, <text:s/>code changes felt like applying paint to a large, finished jigsaw puzzle.</text:p>
              </text:list-item>
              <text:list-item>
                <text:p>Pattern synonyms: <text:s/>Another newbie issue, I suspect I'm not harnessing the full power of them in the code.</text:p>
              </text:list-item>
              <text:list-item>
                <text:p>Multi-parameter type classes: Rather frustrating. <text:s/>Numeric type classes work elegantly but I gave up trying to have the code auto-coerce to an integer when need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support of expression trees</text:p>
              </text:list-item>
              <text:list-item>
                <text:p>Selective evaluation/simplification</text:p>
              </text:list-item>
              <text:list-item>
                <text:p>Having attempts to factor time out if requested.</text:p>
                <text:p>(No way to reach partially factor at present)</text:p>
              </text:list-item>
              <text:list-item>
                <text:p>More clever support for tetration, etc. <text:s/></text:p>
              </text:list-item>
              <text:list-item>
                <text:p>Better evaluation of power towers generally. <text:s/>(Example: 6 &lt;^&gt; 4 forks at each level)</text:p>
              </text:list-item>
              <text:list-item>
                <text:p>Making comparison smarter.</text:p>
              </text:list-item>
              <text:list-item>
                <text:p>Upload to Hack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E:mail</text:span><text:span text:style-name="T5"><text:line-break/></text:span><text:span text:style-name="T5"><text:line-break/></text:span><text:span text:style-name="T5">frederick.schneider2011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23.395cm" svg:x="1.4cm" svg:y="-2.831cm" presentation:class="subtitle" presentation:user-transformed="true">
          <draw:text-box>
            <text:p><text:span text:style-name="T5"/></text:p>
            <text:p><text:span text:style-name="T5">References / Additional Reading:</text:span></text:p>
            <text:p><text:span text:style-name="T5"/></text:p>
            <text:p><text:span text:style-name="T32"><text:a xlink:href="http://maths-people.anu.edu.au/~brent/pd/rpb127.pdf">http://maths-people.anu.edu.au/~brent/pd/rpb127.pdf</text:a></text:span></text:p>
            <text:p><text:span text:style-name="T32"><text:a xlink:href="http://maths-people.anu.edu.au/~brent/pd/rpb135.pdf">http://maths-people.anu.edu.au/~brent/pd/rpb135.pdf</text:a></text:span></text:p>
            <text:p><text:span text:style-name="T32"><text:a xlink:href="http://www.jams.or.jp/scm/contents/Vol-2-3/2-3-16.pdf">http://www.jams.or.jp/scm/contents/Vol-2-3/2-3-16.pdf</text:a></text:span></text:p>
            <text:p><text:span text:style-name="T32"/></text:p>
            <text:p><text:span text:style-name="T32"/></text:p>
            <text:p><text:span text:style-name="T27"><text:a xlink:href="https://en.wikipedia.org/wiki/Cyclotomic_polynomial">https://en.wikipedia.org/wiki/Cyclotomic_polynomial</text:a></text:span></text:p>
            <text:p><text:span text:style-name="T27"><text:a xlink:href="https://en.wikipedia.org/wiki/Hyperoperation">https://en.wikipedia.org/wiki/Hyperoperation</text:a></text:span></text:p>
            <text:p><text:span text:style-name="T27"><text:a xlink:href="https://en.wikipedia.org/wiki/Shakuntala_Devi">https://en.wikipedia.org/wiki/Shakuntala_Devi</text:a></text:span></text:p>
            <text:p><text:span text:style-name="T27"><text:a xlink:href="http://www.olsenhome.com/bignumbers/">http://www.olsenhome.com/bignumbers/</text:a></text:span></text:p>
            <text:p><text:span text:style-name="T27"><text:a xlink:href="http://www.tetration.org/Tetration/index.html">http://www.tetration.org/Tetration/index.html</text:a></text:span></text:p>
            <text:p><text:span text:style-name="T27"><text:a xlink:href="http://www.loria.fr/~zimmerma/records/factor.html">http://www.loria.fr/~zimmerma/records/factor.html</text:a></text:span></text:p>
            <text:p><text:span text:style-name="T27"/></text:p>
            <text:p><text:span text:style-name="T27"/></text:p>
            <text:p><text:span text:style-name="T27"/></text:p>
            <text:p><text:span text:style-name="T5"/></text:p>
            <text:p><text:span text:style-name="T32"/></text:p>
            <text:p><text:span text:style-name="T32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5-09-23T13:02:58</dc:date>
    <dc:creator>Frederick Schneider</dc:creator>
    <meta:editing-duration>P3DT16H45M23S</meta:editing-duration>
    <meta:editing-cycles>74</meta:editing-cycles>
    <meta:generator>OpenOffice/4.1.0$Unix OpenOffice.org_project/410m18$Build-9764</meta:generator>
    <meta:document-statistic meta:object-count="214"/>
  </office:meta>
</office:document-meta>
</file>